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92cm" svg:height="8.264cm" svg:x="0.008cm" svg:y="1.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2:46:14.223242768</dc:date>
    <meta:editing-duration>PT3M50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93cm" svg:height="8.265cm" xlink:href="." xlink:type="simple" chart:class="chart:scatter" chart:style-name="ch1">
        <chart:plot-area chart:style-name="ch2" chart:data-source-has-labels="both" svg:x="0.293cm" svg:y="0.165cm" svg:width="14.107cm" svg:height="7.935cm">
          <chart:coordinate-region svg:x="0.835cm" svg:y="0.364cm" svg:width="13.471cm" svg:height="7.53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248689887164852">
                <text:p>0.248689887164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684547105928687">
                <text:p>0.684547105928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125333233564299">
                <text:p>-0.1253332335642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368124552684675">
                <text:p>-0.3681245526846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587785252292469">
                <text:p>-0.5877852522924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248689887164852">
                <text:p>0.2486898871648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368124552684674">
                <text:p>0.3681245526846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125333233564299">
                <text:p>-0.125333233564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368124552684671">
                <text:p>-0.3681245526846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770513242775787">
                <text:p>-0.7705132427757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46957615897682E-015">
                <text:p>-1.4695761589768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